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8.634cm" fo:margin-left="-1.259cm" table:align="left" style:writing-mode="lr-tb"/>
    </style:style>
    <style:style style:name="Таблиця3.A" style:family="table-column">
      <style:table-column-properties style:column-width="1.323cm"/>
    </style:style>
    <style:style style:name="Таблиця3.B" style:family="table-column">
      <style:table-column-properties style:column-width="2.875cm"/>
    </style:style>
    <style:style style:name="Таблиця3.C" style:family="table-column">
      <style:table-column-properties style:column-width="6.745cm"/>
    </style:style>
    <style:style style:name="Таблиця3.D" style:family="table-column">
      <style:table-column-properties style:column-width="7.691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>
      <style:table-properties style:width="18.962cm" fo:margin-left="-0.199cm" table:align="left" style:writing-mode="lr-tb"/>
    </style:style>
    <style:style style:name="Таблиця4.A" style:family="table-column">
      <style:table-column-properties style:column-width="1.72cm"/>
    </style:style>
    <style:style style:name="Таблиця4.B" style:family="table-column">
      <style:table-column-properties style:column-width="1.471cm"/>
    </style:style>
    <style:style style:name="Таблиця4.C" style:family="table-column">
      <style:table-column-properties style:column-width="12.79cm"/>
    </style:style>
    <style:style style:name="Таблиця4.D" style:family="table-column">
      <style:table-column-properties style:column-width="0.083cm"/>
    </style:style>
    <style:style style:name="Таблиця4.E" style:family="table-column">
      <style:table-column-properties style:column-width="2.898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7" style:family="table-row">
      <style:table-row-properties style:min-row-height="0.847cm" fo:keep-together="auto"/>
    </style:style>
    <style:style style:name="Таблиця4.9" style:family="table-row">
      <style:table-row-properties style:min-row-height="0.39cm" fo:keep-together="auto"/>
    </style:style>
    <style:style style:name="Таблиця4.10" style:family="table-row">
      <style:table-row-properties style:min-row-height="0.45cm" fo:keep-together="auto"/>
    </style:style>
    <style:style style:name="Таблиця4.11" style:family="table-row">
      <style:table-row-properties style:min-row-height="0.582cm" fo:keep-together="auto"/>
    </style:style>
    <style:style style:name="Таблиця4.12" style:family="table-row">
      <style:table-row-properties style:min-row-height="0.688cm" fo:keep-together="auto"/>
    </style:style>
    <style:style style:name="Таблиця4.13" style:family="table-row">
      <style:table-row-properties style:min-row-height="0.265cm" fo:keep-together="auto"/>
    </style:style>
    <style:style style:name="Таблиця4.16" style:family="table-row">
      <style:table-row-properties style:min-row-height="0.436cm" fo:keep-together="auto"/>
    </style:style>
    <style:style style:name="Таблиця4.C1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17" style:family="table-row">
      <style:table-row-properties style:min-row-height="0.383cm" fo:keep-together="auto"/>
    </style:style>
    <style:style style:name="Таблиця4.18" style:family="table-row">
      <style:table-row-properties style:min-row-height="0.236cm" fo:keep-together="auto"/>
    </style:style>
    <style:style style:name="Таблиця4.19" style:family="table-row">
      <style:table-row-properties style:min-row-height="0.295cm" fo:keep-together="auto"/>
    </style:style>
    <style:style style:name="Таблиця4.20" style:family="table-row">
      <style:table-row-properties style:min-row-height="0.266cm" fo:keep-together="auto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>
        <style:tab-stops>
          <style:tab-stop style:position="2.381cm"/>
        </style:tab-stops>
      </style:paragraph-properties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1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0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4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margin-top="0cm" fo:margin-bottom="0cm" loext:contextual-spacing="false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38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5" style:family="paragraph" style:parent-style-name="Standard">
      <style:paragraph-properties fo:margin-top="0cm" fo:margin-bottom="0cm" loext:contextual-spacing="false" fo:line-height="100%" style:text-autospace="none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48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text-align="justify" style:justify-single-word="false" style:text-autospace="none"/>
    </style:style>
    <style:style style:name="P56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57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P61" style:family="paragraph" style:parent-style-name="Standard">
      <style:paragraph-properties fo:margin-left="1.06cm" fo:margin-right="0cm" fo:margin-top="0cm" fo:margin-bottom="0cm" loext:contextual-spacing="false" fo:text-indent="0cm" style:auto-text-indent="fals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-0.007cm" style:auto-text-indent="false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63" style:family="paragraph" style:parent-style-name="Standard">
      <style:paragraph-properties fo:text-align="center" style:justify-single-word="false" style:text-autospace="none"/>
    </style:style>
    <style:style style:name="P64" style:family="paragraph" style:parent-style-name="Standard">
      <style:paragraph-properties fo:text-align="end" style:justify-single-word="false" style:text-autospace="none"/>
    </style:style>
    <style:style style:name="P65" style:family="paragraph" style:parent-style-name="Standard">
      <style:paragraph-properties fo:margin-top="0cm" fo:margin-bottom="0.212cm" loext:contextual-spacing="false"/>
    </style:style>
    <style:style style:name="P66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7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8" style:family="paragraph" style:parent-style-name="Абзац_20_списка1">
      <style:paragraph-properties fo:margin-left="0cm" fo:margin-right="0cm" fo:line-height="115%" fo:text-align="justify" style:justify-single-word="false" fo:text-indent="1.06cm" style:auto-text-indent="false"/>
    </style:style>
    <style:style style:name="P69" style:family="paragraph" style:parent-style-name="Абзац_20_списка1">
      <style:paragraph-properties fo:margin-left="0cm" fo:margin-right="0cm" fo:line-height="115%" fo:text-align="justify" style:justify-single-word="false" fo:text-indent="1.06cm" style:auto-text-indent="false"/>
      <style:text-properties fo:color="#000000"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 style:font-weight-complex="bold"/>
    </style:style>
    <style:style style:name="P70" style:family="paragraph" style:parent-style-name="Абзац_20_списка" style:list-style-name="WW8Num1"/>
    <style:style style:name="P71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2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3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4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5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6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7" style:family="paragraph" style:parent-style-name="Style13">
      <style:paragraph-properties fo:margin-left="0cm" fo:margin-right="-0.002cm" fo:text-indent="0cm" style:auto-text-indent="false"/>
    </style:style>
    <style:style style:name="P78" style:family="paragraph" style:parent-style-name="Style16">
      <style:paragraph-properties fo:margin-left="0cm" fo:margin-right="-0.002cm" fo:line-height="100%" fo:text-indent="0cm" style:auto-text-indent="false"/>
    </style:style>
    <style:style style:name="P79" style:family="paragraph" style:parent-style-name="Style16">
      <style:paragraph-properties fo:margin-left="0cm" fo:margin-right="-0.002cm" fo:line-height="115%" fo:orphans="2" fo:widows="2" fo:text-indent="0cm" style:auto-text-indent="false"/>
    </style:style>
    <style:style style:name="P80" style:family="paragraph" style:parent-style-name="Style16">
      <style:paragraph-properties fo:margin-left="0cm" fo:margin-right="-0.002cm" fo:line-height="115%" fo:text-align="justify" style:justify-single-word="false" fo:text-indent="0cm" style:auto-text-indent="false"/>
    </style:style>
    <style:style style:name="P81" style:family="paragraph" style:parent-style-name="Абзац_20_списку1">
      <style:paragraph-properties fo:line-height="115%" fo:text-align="justify" style:justify-single-word="false" fo:keep-together="always">
        <style:tab-stops>
          <style:tab-stop style:position="0.303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Абзац_20_списка4">
      <style:paragraph-properties fo:margin-left="1.944cm" fo:margin-right="0cm" fo:margin-top="0cm" fo:margin-bottom="0cm" loext:contextual-spacing="true" fo:text-indent="0cm" style:auto-text-indent="false"/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 style:font-weight-complex="bold"/>
    </style:style>
    <style:style style:name="P83" style:family="paragraph" style:parent-style-name="Текст2">
      <style:paragraph-properties fo:margin-left="1.27cm" fo:margin-right="0cm" fo:line-height="115%" fo:text-align="justify" style:justify-single-word="false" fo:text-indent="0cm" style:auto-text-indent="false"/>
      <style:text-properties fo:color="#000000" style:font-name="Times New Roman" fo:font-size="12pt" style:font-name-asian="Calibri" style:font-size-asian="12pt" style:language-asian="uk" style:country-asian="UA" style:font-name-complex="Times New Roman" style:font-size-complex="12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"/>
    </style:style>
    <style:style style:name="T3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5" style:family="text">
      <style:text-properties style:font-name="Times New Roman" fo:font-size="14pt" fo:language="uk" fo:country="UA" officeooo:rsid="001d6d68" style:font-size-asian="14pt" style:font-name-complex="Times New Roman" style:font-size-complex="14pt" style:font-style-complex="italic" style:font-weight-complex="bold"/>
    </style:style>
    <style:style style:name="T6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name-complex="Times New Roman"/>
    </style:style>
    <style:style style:name="T8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10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12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14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15" style:family="text">
      <style:text-properties style:font-name="Times New Roman" fo:font-size="14pt" fo:language="uk" fo:country="UA" fo:font-style="italic" fo:font-weight="normal" style:font-size-asian="14pt" style:language-asian="uk" style:country-asian="UA" style:font-style-asian="italic" style:font-weight-asian="normal" style:font-name-complex="Times New Roman" style:font-size-complex="14pt"/>
    </style:style>
    <style:style style:name="T16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1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21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22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3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24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25" style:family="text">
      <style:text-properties style:font-name="Times New Roman" fo:font-size="12pt" style:font-size-asian="12pt" style:font-name-complex="Times New Roman" style:font-size-complex="12pt"/>
    </style:style>
    <style:style style:name="T26" style:family="text">
      <style:text-properties style:font-name="Times New Roman" style:font-name-complex="Times New Roman" style:font-size-complex="14pt" style:font-style-complex="italic" style:font-weight-complex="bold"/>
    </style:style>
    <style:style style:name="T27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28" style:family="text">
      <style:text-properties style:font-name="Times New Roman" officeooo:rsid="00117476" style:font-name-complex="Times New Roman" style:font-size-complex="14pt"/>
    </style:style>
    <style:style style:name="T29" style:family="text">
      <style:text-properties fo:language="uk" fo:country="UA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0000ff" style:font-name="Times New Roman" fo:font-size="14pt" fo:language="uk" fo:country="UA" style:text-underline-style="solid" style:text-underline-width="auto" style:text-underline-color="font-color" style:font-size-asian="14pt" style:font-name-complex="Times New Roman"/>
    </style:style>
    <style:style style:name="T33" style:family="text">
      <style:text-properties fo:font-size="12pt" fo:language="ru" fo:country="RU" style:font-size-asian="12pt" style:font-size-complex="12pt"/>
    </style:style>
    <style:style style:name="T34" style:family="text"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T35" style:family="text">
      <style:text-properties fo:color="#000000" style:font-name="Times New Roman" fo:font-size="12pt" fo:language="uk" fo:country="UA" fo:font-style="italic" style:font-size-asian="12pt" style:language-asian="uk" style:country-asian="UA" style:font-style-asian="italic" style:font-name-complex="Times New Roman" style:font-size-complex="12pt"/>
    </style:style>
    <style:style style:name="T36" style:family="text">
      <style:text-properties fo:color="#000000" style:font-name="Times New Roman" fo:font-size="12pt" fo:language="uk" fo:country="UA" fo:font-style="italic" style:font-name-asian="Calibri" style:font-size-asian="12pt" style:language-asian="uk" style:country-asian="UA" style:font-style-asian="italic" style:font-name-complex="Times New Roman" style:font-size-complex="12pt"/>
    </style:style>
    <style:style style:name="T37" style:family="text"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38" style:family="text">
      <style:text-properties fo:color="#000000" style:font-name="Times New Roman" fo:font-size="12pt" fo:language="uk" fo:country="UA" style:font-name-asian="Calibri" style:font-size-asian="12pt" style:language-asian="uk" style:country-asian="UA" style:font-name-complex="Times New Roman" style:font-size-complex="12pt"/>
    </style:style>
    <style:style style:name="T39" style:family="text">
      <style:text-properties fo:color="#000000"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40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41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42" style:family="text">
      <style:text-properties fo:color="#000000" fo:font-size="12pt" fo:font-style="italic" style:font-name-asian="Calibri" style:font-size-asian="12pt" style:language-asian="uk" style:country-asian="UA" style:font-style-asian="italic" style:font-size-complex="12pt"/>
    </style:style>
    <style:style style:name="T43" style:family="text">
      <style:text-properties fo:color="#000000" fo:font-size="12pt" style:font-name-asian="Calibri" style:font-size-asian="12pt" style:language-asian="uk" style:country-asian="UA" style:font-size-complex="12pt"/>
    </style:style>
    <style:style style:name="T44" style:family="text">
      <style:text-properties officeooo:rsid="005bc6ae"/>
    </style:style>
    <style:style style:name="T45" style:family="text">
      <style:text-properties officeooo:rsid="000f0310"/>
    </style:style>
    <style:style style:name="T4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47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48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49" style:family="text">
      <style:text-properties officeooo:rsid="00464a7d"/>
    </style:style>
    <style:style style:name="T50" style:family="text">
      <style:text-properties officeooo:rsid="0010dd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7"><text:tab/>ПОГОДЖЕНО<text:tab/><text:tab/><text:tab/><text:tab/><text:tab/><text:tab/><text:tab/><text:tab/><text:tab/><text:tab/>ЗАТВЕРДЖЕНО</text:p>
      <text:p text:style-name="P32"><text:span text:style-name="T45"><text:tab/>Заступник</text:span> директора _________ М.В. Савіна<text:tab/><text:tab/><text:tab/><text:tab/><text:tab/><text:span text:style-name="T45">Д</text:span>иректор <text:span text:style-name="T45">школи</text:span> ____________ Л.М. Воробйов</text:p>
      <text:p text:style-name="P32"><text:tab/>____________ 201<text:span text:style-name="T44">8</text:span> р.<text:tab/><text:tab/><text:tab/><text:tab/><text:tab/><text:tab/><text:tab/><text:tab/><text:tab/>_____________ 201<text:span text:style-name="T44">8</text:span> р.</text:p>
      <text:p text:style-name="P32"><text:span text:style-name="T26"><text:tab/>____________ 201</text:span><text:span text:style-name="T27">9</text:span><text:span text:style-name="T26"> р.<text:tab/><text:tab/><text:tab/><text:tab/><text:tab/><text:tab/><text:tab/><text:tab/><text:tab/>_____________ 201</text:span><text:span text:style-name="T27">9</text:span><text:span text:style-name="T26"> р.</text:span></text:p>
      <text:p text:style-name="P5"/>
      <text:p text:style-name="P38"/>
      <text:p text:style-name="P39">Календарно-тематичне планування<text:line-break/>з Інформатики для індивідуального навчання </text:p>
      <text:p text:style-name="P30"><text:span text:style-name="T8">учня <text:s/></text:span><text:span text:style-name="T10">7</text:span><text:span text:style-name="T8">-В класу </text:span><text:span text:style-name="T17">Карапетрова Олександра</text:span><text:span text:style-name="T8"><text:line-break/></text:span><text:span text:style-name="T47">в</text:span><text:span text:style-name="T46">читель Трубіцина А.Л.</text:span></text:p>
      <text:p text:style-name="P30"><text:span text:style-name="T46">201</text:span><text:span text:style-name="T48">8</text:span><text:span text:style-name="T46">-201</text:span><text:span text:style-name="T48">9</text:span><text:span text:style-name="T46"> н.р.</text:span><text:span text:style-name="T3"><text:line-break/><text:line-break/></text:span></text:p>
      <text:p text:style-name="P33">Джерело: Програма для загальноосвітніх навчальних закладів.</text:p>
      <text:p text:style-name="P33">Інформатика навчальна програма для учнів <text:span text:style-name="T49">7 </text:span>класу</text:p>
      <text:p text:style-name="P33">загальноосвітніх навчальних закладів <text:span text:style-name="T50">затверджена Міністерством освіти і науки України</text:span></text:p>
      <text:p text:style-name="P34"><text:span text:style-name="T3">(Наказ МОН від </text:span><text:span text:style-name="T28">07.06.2017 №804</text:span><text:span text:style-name="T3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29"><text:soft-page-break/><text:span text:style-name="T3"><text:s text:c="101"/></text:span></text:p>
      <text:p text:style-name="P66"><text:span text:style-name="T20">ЗАТВЕРДЖУЮ<text:line-break/></text:span><text:span text:style-name="T24">Директор ЕЗОШ <text:s/>№ <text:s/>2</text:span><text:span text:style-name="T22"><text:line-break/>______Л.М. Воробйов <text:line-break/>____________ 2017р</text:span></text:p>
      <text:p text:style-name="P14">____________ 2018р</text:p>
      <text:p text:style-name="P14"/>
      <text:p text:style-name="P22"/>
      <text:p text:style-name="P22">ПРОГРАМА</text:p>
      <text:p text:style-name="P2"><text:span text:style-name="T20">З ІНФОРМАТИКИ для учня 6-В класу</text:span></text:p>
      <text:p text:style-name="P15"><text:span text:style-name="T30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3"/>
          </table:table-cell>
          <table:table-cell table:style-name="Таблиця1.A1" office:value-type="string">
            <text:p text:style-name="P2"><text:span text:style-name="T20">Для 6-В класу</text:span></text:p>
          </table:table-cell>
          <table:table-cell table:style-name="Таблиця1.C1" office:value-type="string">
            <text:p text:style-name="P2"><text:span text:style-name="T20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1">І семестр</text:p>
          </table:table-cell>
          <table:table-cell table:style-name="Таблиця1.A1" office:value-type="string">
            <text:p text:style-name="P1"><text:span text:style-name="T22"><text:s text:c="4"/>годин</text:span></text:p>
          </table:table-cell>
          <table:table-cell table:style-name="Таблиця1.C1" office:value-type="string">
            <text:p text:style-name="P1"><text:span text:style-name="T22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1">ІІ семестр</text:p>
          </table:table-cell>
          <table:table-cell table:style-name="Таблиця1.A1" office:value-type="string">
            <text:p text:style-name="P1"><text:span text:style-name="T22"><text:s text:c="4"/>годин</text:span></text:p>
          </table:table-cell>
          <table:table-cell table:style-name="Таблиця1.C1" office:value-type="string">
            <text:p text:style-name="P1"><text:span text:style-name="T22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1">Усього</text:p>
          </table:table-cell>
          <table:table-cell table:style-name="Таблиця1.A1" office:value-type="string">
            <text:p text:style-name="P1"><text:span text:style-name="T22">35 год.</text:span></text:p>
            <text:p text:style-name="P1"><text:span text:style-name="T22">1 година на тиждень</text:span></text:p>
          </table:table-cell>
          <table:table-cell table:style-name="Таблиця1.C1" office:value-type="string">
            <text:p text:style-name="P1"><text:span text:style-name="T22">17 год.</text:span></text:p>
            <text:p text:style-name="P1"><text:span text:style-name="T22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20">№ з/п</text:span></text:p>
          </table:table-cell>
          <table:table-cell table:style-name="Таблиця2.A1" office:value-type="string">
            <text:p text:style-name="P3"><text:span text:style-name="T20">Зміст навчального матеріалу. Тема </text:span></text:p>
          </table:table-cell>
          <table:table-cell table:style-name="Таблиця2.C1" office:value-type="string">
            <text:p text:style-name="P21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2">Тема 1</text:p>
          </table:table-cell>
          <table:table-cell table:style-name="Таблиця2.A1" office:value-type="string">
            <text:p text:style-name="P3"><text:span text:style-name="Font_20_Style46"><text:span text:style-name="T23"><text:s/></text:span></text:span><text:span text:style-name="Font_20_Style42"><text:span text:style-name="T23">Комп’ютерна графіка</text:span></text:span></text:p>
          </table:table-cell>
          <table:table-cell table:style-name="Таблиця2.C1" office:value-type="string">
            <text:p text:style-name="P22">4</text:p>
          </table:table-cell>
        </table:table-row>
        <table:table-row table:style-name="Таблиця2.3">
          <table:table-cell table:style-name="Таблиця2.A1" office:value-type="string">
            <text:p text:style-name="P22">Тема 2 </text:p>
          </table:table-cell>
          <table:table-cell table:style-name="Таблиця2.A1" office:value-type="string">
            <text:p text:style-name="P3"><text:span text:style-name="Font_20_Style42"><text:span text:style-name="T23">Комп’ютерні презентації</text:span></text:span></text:p>
          </table:table-cell>
          <table:table-cell table:style-name="Таблиця2.C1" office:value-type="string">
            <text:p text:style-name="P22">4</text:p>
          </table:table-cell>
        </table:table-row>
        <table:table-row table:style-name="Таблиця2.4">
          <table:table-cell table:style-name="Таблиця2.A1" office:value-type="string">
            <text:p text:style-name="P22">Тема 3 </text:p>
          </table:table-cell>
          <table:table-cell table:style-name="Таблиця2.A1" office:value-type="string">
            <text:p text:style-name="P3"><text:span text:style-name="Font_20_Style42"><text:span text:style-name="T23">Алгоритми та програми</text:span></text:span></text:p>
          </table:table-cell>
          <table:table-cell table:style-name="Таблиця2.C1" office:value-type="string">
            <text:p text:style-name="P22">9</text:p>
          </table:table-cell>
        </table:table-row>
      </table:table>
      <text:p text:style-name="P16"/>
      <text:p text:style-name="P16">Учитель <text:tab/><text:tab/><text:tab/><text:tab/><text:tab/><text:tab/><text:tab/><text:tab/>Хамуда В.В._______</text:p>
      <text:p text:style-name="P40"/>
      <text:p text:style-name="P40"/>
      <text:p text:style-name="P40"/>
      <text:p text:style-name="P40"/>
      <text:p text:style-name="P40"/>
      <text:p text:style-name="P40">ПОГОДЖЕНО</text:p>
      <text:p text:style-name="P40">Заступник директора з НВР</text:p>
      <text:p text:style-name="P40">______ М.В. Савіна</text:p>
      <text:p text:style-name="P36"><text:span text:style-name="T22">_________________ 2017 р.</text:span></text:p>
      <text:p text:style-name="P36"><text:span text:style-name="T22">_________________ 2018 р.</text:span></text:p>
      <text:p text:style-name="P40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4">Кількість</text:p>
            <text:p text:style-name="P24">годин</text:p>
          </table:table-cell>
          <table:covered-table-cell/>
          <table:table-cell table:style-name="Таблиця3.C1" table:number-rows-spanned="2" office:value-type="string">
            <text:p text:style-name="P24">Зміст навчального матеріалу</text:p>
          </table:table-cell>
          <table:table-cell table:style-name="Таблиця3.D1" table:number-rows-spanned="2" office:value-type="string">
            <text:p text:style-name="P24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1"><text:span text:style-name="T20">6-В</text:span></text:p>
          </table:table-cell>
          <table:table-cell table:style-name="Таблиця3.A1" office:value-type="string">
            <text:p text:style-name="P24">Карапетрова Олександра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4">8</text:p>
          </table:table-cell>
          <table:table-cell table:style-name="Таблиця3.A1" office:value-type="string">
            <text:p text:style-name="P24">4</text:p>
          </table:table-cell>
          <table:table-cell table:style-name="Таблиця3.A1" office:value-type="string">
            <text:p text:style-name="P57">Комп’ютерна графіка</text:p>
            <text:p text:style-name="P58">Учень</text:p>
            <text:p text:style-name="P43">Знаннєва складова</text:p>
            <text:p text:style-name="P59"><text:span text:style-name="T35">Пояснює</text:span><text:span text:style-name="T37"> поняття комп’ютерної графіки.</text:span></text:p>
            <text:p text:style-name="P59"><text:span text:style-name="T35">Порівнює</text:span><text:span text:style-name="T37"> особливості кодування растрових і векторних зображень.</text:span></text:p>
            <text:p text:style-name="P59"><text:span text:style-name="T35">Пояснює</text:span><text:span text:style-name="T37"> призначення растрових і векторних графічних редакторів.</text:span></text:p>
            <text:p text:style-name="P59"><text:span text:style-name="T35">Наводить приклади</text:span><text:span text:style-name="T37"> форматів векторної та растрової графіки.</text:span></text:p>
            <text:p text:style-name="P59"><text:span text:style-name="T35">Пояснює</text:span><text:span text:style-name="T37">, як змінюються властивості об’єктів після їх групування і розгруповування</text:span></text:p>
            <text:p text:style-name="P43">Діяльнісна складова</text:p>
            <text:p text:style-name="P59"><text:span text:style-name="T35">Створює та редагує</text:span><text:span text:style-name="T37"> векторні та растрові зображення.</text:span></text:p>
            <text:p text:style-name="P59"><text:span text:style-name="T35">Змінює </text:span><text:span text:style-name="T37">формат і </text:span><text:span text:style-name="T35">налаштовує</text:span><text:span text:style-name="T37"> параметри зображення для його використання з певною метою. </text:span></text:p>
            <text:p text:style-name="P59"><text:span text:style-name="T35">Групує та розгруповує, обертає, вирівнює та масштабує</text:span><text:span text:style-name="T37"> об’єкти на зображенні. </text:span></text:p>
            <text:p text:style-name="P59"><text:span text:style-name="T35">Використовує</text:span><text:span text:style-name="T37"> шари для створення зображень.</text:span></text:p>
            <text:p text:style-name="P59"><text:span text:style-name="T35">Налаштовує</text:span><text:span text:style-name="T37"> інструменти та середовище графічного редактора під час створення зображення</text:span></text:p>
            <text:p text:style-name="P43">Ціннісна складова</text:p>
            <text:p text:style-name="P61"><text:span text:style-name="T36">Обґрунтовує</text:span><text:span text:style-name="T38"> вибір способу подання зображення для різних потреб</text:span></text:p>
          </table:table-cell>
          <table:table-cell table:style-name="Таблиця3.D3" office:value-type="string">
            <text:p text:style-name="Зміст_5f_вимоги">Поняття комп’ютерної графіки.</text:p>
            <text:p text:style-name="Зміст_5f_вимоги"/>
            <text:p text:style-name="Зміст_5f_вимоги">Растрові та векторні зображення, їхні властивості. Формати файлів растрових і векторних зображень. Налаштування параметрів та перетворення формату готового зображення.</text:p>
            <text:p text:style-name="Зміст_5f_вимоги"/>
            <text:p text:style-name="Зміст_5f_вимоги">Особливості побудови й опрацювання векторних зображень. Побудова зображення з графічних примітивів.</text:p>
            <text:p text:style-name="Зміст_5f_вимоги"/>
            <text:p text:style-name="Зміст_5f_вимоги">Операції над об’єктами та групами об’єктів. </text:p>
            <text:p text:style-name="Зміст_5f_вимоги"/>
            <text:p text:style-name="Зміст_5f_вимоги">Багатошарові зображення, розміщення об’єктів у шарах.</text:p>
            <text:p text:style-name="Зміст_5f_вимоги"/>
            <text:p text:style-name="Зміст_5f_вимоги">Додавання тексту до графічних зображень та його форматування</text:p>
            <text:p text:style-name="P81"/>
          </table:table-cell>
        </table:table-row>
        <table:table-row table:style-name="Таблиця3.4">
          <table:table-cell table:style-name="Таблиця3.A1" office:value-type="string">
            <text:p text:style-name="P24">8</text:p>
          </table:table-cell>
          <table:table-cell table:style-name="Таблиця3.A1" office:value-type="string">
            <text:p text:style-name="P24">4</text:p>
          </table:table-cell>
          <table:table-cell table:style-name="Таблиця3.A1" office:value-type="string">
            <text:p text:style-name="P56"><text:span text:style-name="T39">Комп’ютерні презентації</text:span><text:span text:style-name="T34"> </text:span></text:p>
            <text:p text:style-name="P58">Учень</text:p>
            <text:p text:style-name="P62">Знаннєва складова</text:p>
            <text:p text:style-name="P59"><text:span text:style-name="T35">Називає</text:span><text:span text:style-name="T37"> апаратне й програмне забезпечення, необхідне для створення й перегляду комп’ютерних презентацій.</text:span></text:p>
            <text:p text:style-name="P59"><text:span text:style-name="T35">Наводить приклади</text:span><text:span text:style-name="T37"> об’єктів презентації, їх властивостей і типів слайдів.</text:span></text:p>
            <text:p text:style-name="P60"><text:soft-page-break/>Називає етапи створення презентації і правила компонування її об’єктів.</text:p>
            <text:p text:style-name="P59"><text:span text:style-name="T35">Знає</text:span><text:span text:style-name="T37"> принципи естетичного оформлення слайдів</text:span></text:p>
            <text:p text:style-name="P43">Діяльнісна складова</text:p>
            <text:p text:style-name="P59"><text:span text:style-name="T35">Створює</text:span><text:span text:style-name="T37"> презентацію та налаштовує її показ.</text:span></text:p>
            <text:p text:style-name="P59"><text:span text:style-name="T35">Використовує</text:span><text:span text:style-name="T37"> гіперпосилання, ефекти зміни слайдів та анімації.</text:span></text:p>
            <text:p text:style-name="P59"><text:span text:style-name="T35">Планує </text:span><text:span text:style-name="T37">представлення презентації та виступає з нею перед аудиторією</text:span></text:p>
            <text:p text:style-name="P43">Ціннісна складова</text:p>
            <text:p text:style-name="P59"><text:span text:style-name="T35">Обґрунтовує</text:span><text:span text:style-name="T37"> доцільність використання презентацій у своїй навчальній діяльності та повсякденному житті.</text:span></text:p>
            <text:p text:style-name="P68"><text:span text:style-name="T42">Оцінює</text:span><text:span text:style-name="T43"> якість презентації та дотримання вимог до її оформлення</text:span></text:p>
          </table:table-cell>
          <table:table-cell table:style-name="Таблиця3.D3" office:value-type="string">
            <text:p text:style-name="P60">Програмне забезпечення для створення й відтворення комп’ютерних презентацій.</text:p>
            <text:p text:style-name="P60"/>
            <text:p text:style-name="P60">Етапи створення презентації та вимоги до її оформлення.</text:p>
            <text:p text:style-name="P60"/>
            <text:p text:style-name="P60">Об’єкти презентації та засоби керування її демонстрацією. Типи слайдів.</text:p>
            <text:p text:style-name="P60"/>
            <text:p text:style-name="P60"><text:soft-page-break/>Налаштування показу презентацій.</text:p>
            <text:p text:style-name="P60"/>
            <text:p text:style-name="P60">Ефекти анімації, рух об’єктів в презентаціях.</text:p>
            <text:p text:style-name="P60"/>
            <text:p text:style-name="P60">Ефекти зміни слайдів.</text:p>
            <text:p text:style-name="P60"/>
            <text:p text:style-name="P83">Планування представлення презентації та виступ перед аудиторією.</text:p>
          </table:table-cell>
        </table:table-row>
        <table:table-row table:style-name="Таблиця3.5">
          <table:table-cell table:style-name="Таблиця3.A1" office:value-type="string">
            <text:p text:style-name="P24">19</text:p>
          </table:table-cell>
          <table:table-cell table:style-name="Таблиця3.A1" office:value-type="string">
            <text:p text:style-name="P24">9</text:p>
          </table:table-cell>
          <table:table-cell table:style-name="Таблиця3.A1" office:value-type="string">
            <text:p text:style-name="P57">Алгоритми та програми</text:p>
            <text:p text:style-name="P58">Учень</text:p>
            <text:p text:style-name="P43">Знаннєва складова</text:p>
            <text:p text:style-name="P59"><text:span text:style-name="T35">Знає і розуміє</text:span><text:span text:style-name="T37"> поняття об’єкта в програмуванні. Наводить приклади властивостей об’єктів та їх значень. </text:span></text:p>
            <text:p text:style-name="P59"><text:span text:style-name="T35">Пояснює</text:span><text:span text:style-name="T37"> поняття події та наводить приклади подій та їх опрацювання.</text:span></text:p>
            <text:p text:style-name="P59"><text:span text:style-name="T35">Знає і розуміє</text:span><text:span text:style-name="T37"> поняття вкладених алгоритмічних структур, наводить приклади їх застосування</text:span></text:p>
            <text:p text:style-name="P43">Діяльнісна складова</text:p>
            <text:p text:style-name="P59"><text:span text:style-name="T35">Розкладає</text:span><text:span text:style-name="T37"> задачу на підзадачі і розв’язує їх (здійснює декомпозицію задачі).</text:span></text:p>
            <text:p text:style-name="P59"><text:span text:style-name="T35">Додає</text:span><text:span text:style-name="T37"> об’єкти до програмного проекту.</text:span></text:p>
            <text:p text:style-name="P59"><text:span text:style-name="T35">Уміє</text:span><text:span text:style-name="T37"> змінювати значення властивостей об’єктів, у тому числі програмно.</text:span></text:p>
            <text:p text:style-name="P59"><text:span text:style-name="T35">Уміє</text:span><text:span text:style-name="T37"> перевіряти результат виконання програми на відповідність умові задачі.</text:span></text:p>
            <text:p text:style-name="P59"><text:span text:style-name="T35">Програмує </text:span><text:span text:style-name="T37">опрацювання подій.</text:span></text:p>
            <text:p text:style-name="P59"><text:span text:style-name="T35">Застосовує </text:span><text:span text:style-name="T37">вкладені алгоритмічні структури </text:span><text:soft-page-break/><text:span text:style-name="T37">повторення та розгалуження</text:span></text:p>
            <text:p text:style-name="P43">Ціннісна складова</text:p>
            <text:p text:style-name="P59"><text:span text:style-name="T35">Усвідомлює</text:span><text:span text:style-name="T37"> доцільність застосування подійного програмування для розв’язання конкретної задачі.</text:span></text:p>
            <text:p text:style-name="P59"><text:span text:style-name="T35">Обґрунтовує</text:span><text:span text:style-name="T37"> необхідність застосування вкладених алгоритмічних структур.</text:span></text:p>
            <text:p text:style-name="P69"/>
          </table:table-cell>
          <table:table-cell table:style-name="Таблиця3.D3" office:value-type="string">
            <text:p text:style-name="P60">Поняття про об’єкт у програмуванні. Властивості об’єкта. Створення програмних об’єктів.</text:p>
            <text:p text:style-name="P60"/>
            <text:p text:style-name="P60">Поняття події. Види подій. Програмне опрацювання події.</text:p>
            <text:p text:style-name="P60"/>
            <text:p text:style-name="P60">Змінювання <text:s/>значень властивостей об’єкта в програмі.</text:p>
            <text:p text:style-name="P60"/>
            <text:p text:style-name="P60">Вкладені алгоритмічні структури повторення та розгалуження.</text:p>
            <text:p text:style-name="P60"/>
            <text:p text:style-name="P60">Розв’язання задачі методом поділу на підзадачі</text:p>
            <text:p text:style-name="P82"/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/>
      <text:p text:style-name="P37"><text:soft-page-break/><text:span text:style-name="T9">ІІІ. </text:span><text:span text:style-name="T8">Календарно-тематичний план</text:span></text:p>
      <text:p text:style-name="P53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column table:style-name="Таблиця4.E"/>
        <table:table-row table:style-name="Таблиця4.1">
          <table:table-cell table:style-name="Таблиця4.A1" office:value-type="string">
            <text:p text:style-name="P41">№ уроку</text:p>
          </table:table-cell>
          <table:table-cell table:style-name="Таблиця4.A1" office:value-type="string">
            <text:p text:style-name="P41">№ Теми</text:p>
          </table:table-cell>
          <table:table-cell table:style-name="Таблиця4.A1" table:number-columns-spanned="2" office:value-type="string">
            <text:p text:style-name="P42">Тема уроку</text:p>
          </table:table-cell>
          <table:covered-table-cell/>
          <table:table-cell table:style-name="Таблиця4.E1" office:value-type="string">
            <text:p text:style-name="P42">Дата проведення уроку</text:p>
          </table:table-cell>
        </table:table-row>
        <table:table-row table:style-name="Таблиця4.2">
          <table:table-cell table:style-name="Таблиця4.E1" table:number-columns-spanned="5" office:value-type="string">
            <text:p text:style-name="P37"><text:span text:style-name="Font_20_Style42"><text:span text:style-name="T23">Тема </text:span></text:span><text:span text:style-name="Font_20_Style46"><text:span text:style-name="T21">1.</text:span></text:span><text:span text:style-name="Font_20_Style46"><text:span text:style-name="T23"> </text:span></text:span><text:span text:style-name="Font_20_Style42"><text:span text:style-name="T23">Комп’ютерна графіка</text:span></text:span><text:span text:style-name="T20"> (</text:span><text:span text:style-name="Font_20_Style42"><text:span text:style-name="T23">4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3"><text:span text:style-name="T3">1.</text:span></text:p>
          </table:table-cell>
          <table:table-cell table:style-name="Таблиця4.A1" office:value-type="string">
            <text:p text:style-name="P35"><text:span text:style-name="T3">Безпека життєдіяльності при роботі з комп'ютером. </text:span><text:span text:style-name="T40">Поняття комп’ютерної графіки. Растрові та векторні зображення, їхні властивості. Формати файлів растрових і векторних зображень.</text:span></text:p>
          </table:table-cell>
          <table:table-cell table:style-name="Таблиця4.E1" table:number-columns-spanned="2" office:value-type="string">
            <text:p text:style-name="P49"/>
          </table:table-cell>
          <table:covered-table-cell/>
        </table:table-row>
        <table:table-row table:style-name="Таблиця4.4">
          <table:table-cell table:style-name="Таблиця4.A1" office:value-type="string">
            <text:list xml:id="list145825915904817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3"><text:span text:style-name="T3">2.</text:span></text:p>
          </table:table-cell>
          <table:table-cell table:style-name="Таблиця4.A1" office:value-type="string">
            <text:p text:style-name="P35"><text:span text:style-name="T3">Інструктаж з БЖД</text:span><text:span text:style-name="T13">. </text:span><text:span text:style-name="T40">Середовище та інструменти графічного редактора.</text:span><text:span text:style-name="T3"> </text:span><text:span text:style-name="T40">Особливості побудови й опрацювання векторних зображень. Побудова зображення з графічних примітивів. </text:span><text:span text:style-name="T13">Практична робота 1.</text:span></text:p>
          </table:table-cell>
          <table:table-cell table:style-name="Таблиця4.E1" table:number-columns-spanned="2" office:value-type="string">
            <text:p text:style-name="P49"/>
          </table:table-cell>
          <table:covered-table-cell/>
        </table:table-row>
        <table:table-row table:style-name="Таблиця4.5">
          <table:table-cell table:style-name="Таблиця4.A1" office:value-type="string">
            <text:list xml:id="list145825438162501" text:continue-numbering="true" text:style-name="WW8Num20">
              <text:list-item>
                <text:p text:style-name="P75">4.</text:p>
              </text:list-item>
            </text:list>
          </table:table-cell>
          <table:table-cell table:style-name="Таблиця4.A1" office:value-type="string">
            <text:p text:style-name="P73"><text:span text:style-name="T3">3.</text:span></text:p>
          </table:table-cell>
          <table:table-cell table:style-name="Таблиця4.A1" office:value-type="string">
            <text:p text:style-name="P35"><text:span text:style-name="T3">Інструктаж з БЖД</text:span><text:span text:style-name="T13">. </text:span><text:span text:style-name="T40">Операції над об’єктами та групами об’єктів. Багатошарові зображення, розміщення об’єктів у шарах. </text:span><text:span text:style-name="T13">Практична робота 2.</text:span></text:p>
          </table:table-cell>
          <table:table-cell table:style-name="Таблиця4.E1" table:number-columns-spanned="2" office:value-type="string">
            <text:p text:style-name="P54"/>
          </table:table-cell>
          <table:covered-table-cell/>
        </table:table-row>
        <table:table-row table:style-name="Таблиця4.6">
          <table:table-cell table:style-name="Таблиця4.A1" office:value-type="string">
            <text:list xml:id="list145826857097957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3"><text:span text:style-name="T3">4.</text:span></text:p>
          </table:table-cell>
          <table:table-cell table:style-name="Таблиця4.A1" office:value-type="string">
            <text:p text:style-name="P35"><text:span text:style-name="T3">Інструктаж з БЖД</text:span><text:span text:style-name="T13">. </text:span><text:span text:style-name="T40">Додавання тексту до графічних зображень та його форматування. </text:span><text:span text:style-name="T13">Практична робота 3.</text:span><text:span text:style-name="T40"> Налаштування параметрів та перетворення формату готового зображення. </text:span></text:p>
            <text:p text:style-name="P35"><text:span text:style-name="Font_20_Style42"><text:span text:style-name="T14">Узагальнення з теми.</text:span></text:span></text:p>
          </table:table-cell>
          <table:table-cell table:style-name="Таблиця4.E1" table:number-columns-spanned="2" office:value-type="string">
            <text:p text:style-name="P51"/>
          </table:table-cell>
          <table:covered-table-cell/>
        </table:table-row>
        <table:table-row table:style-name="Таблиця4.7">
          <table:table-cell table:style-name="Таблиця4.E1" table:number-columns-spanned="5" office:value-type="string">
            <text:p text:style-name="P37"><text:span text:style-name="T18">Тема 2.</text:span><text:span text:style-name="T6"> </text:span><text:span text:style-name="Font_20_Style42"><text:span text:style-name="T6">. Комп’ютерні презентації (4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45825854158549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6">1.</text:p>
          </table:table-cell>
          <table:table-cell table:style-name="Таблиця4.A1" office:value-type="string">
            <text:p text:style-name="P44"><text:span text:style-name="T3">Інструктаж з БЖД</text:span><text:span text:style-name="T13">. </text:span><text:span text:style-name="T3">Програмне забезпечення для створення й відтворення комп’ютерних презентацій. Етапи створення презентації та вимоги до її оформлення.</text:span></text:p>
          </table:table-cell>
          <table:table-cell table:style-name="Таблиця4.E1" table:number-columns-spanned="2" office:value-type="string">
            <text:p text:style-name="P49"/>
          </table:table-cell>
          <table:covered-table-cell/>
        </table:table-row>
        <table:table-row table:style-name="Таблиця4.9">
          <table:table-cell table:style-name="Таблиця4.A1" office:value-type="string">
            <text:list xml:id="list145825592069944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2">2.</text:p>
          </table:table-cell>
          <table:table-cell table:style-name="Таблиця4.A1" office:value-type="string">
            <text:p text:style-name="P45"><text:span text:style-name="T3">Інструктаж з БЖД</text:span><text:span text:style-name="T13">. </text:span><text:span text:style-name="T3">Відкриття, створення та збереження презентацій. Розробка слайдової презентації.</text:span></text:p>
            <text:p text:style-name="P44"><text:span text:style-name="T13">Практична робота 4</text:span><text:span text:style-name="T3">. Об’єкти презентації та засоби керування її демонстрацією. Типи слайдів.</text:span></text:p>
          </table:table-cell>
          <table:table-cell table:style-name="Таблиця4.E1" table:number-columns-spanned="2" office:value-type="string">
            <text:p text:style-name="P49"/>
          </table:table-cell>
          <table:covered-table-cell/>
        </table:table-row>
        <table:table-row table:style-name="Таблиця4.10">
          <table:table-cell table:style-name="Таблиця4.A1" office:value-type="string">
            <text:list xml:id="list145825592686678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2">3.</text:p>
          </table:table-cell>
          <table:table-cell table:style-name="Таблиця4.A1" office:value-type="string">
            <text:p text:style-name="P45"><text:span text:style-name="T3">Інструктаж з БЖД</text:span><text:span text:style-name="T13">. </text:span><text:span text:style-name="T3">Налаштування показу презентацій. Ефекти анімації, рух об’єктів в презентаціях.</text:span></text:p>
            <text:p text:style-name="P44"><text:span text:style-name="T13">Практична робота 5</text:span><text:span text:style-name="T3">.</text:span></text:p>
          </table:table-cell>
          <table:table-cell table:style-name="Таблиця4.E1" table:number-columns-spanned="2" office:value-type="string">
            <text:p text:style-name="P49"/>
          </table:table-cell>
          <table:covered-table-cell/>
        </table:table-row>
        <table:table-row table:style-name="Таблиця4.11">
          <table:table-cell table:style-name="Таблиця4.A1" office:value-type="string">
            <text:list xml:id="list145827008663077" text:continue-numbering="true" text:style-name="WW8Num20">
              <text:list-item>
                <text:p text:style-name="P74"/>
              </text:list-item>
            </text:list>
          </table:table-cell>
          <table:table-cell table:style-name="Таблиця4.A1" office:value-type="string">
            <text:p text:style-name="P72">4.</text:p>
          </table:table-cell>
          <table:table-cell table:style-name="Таблиця4.A1" office:value-type="string">
            <text:p text:style-name="P44"><text:span text:style-name="T3">Інструктаж з БЖД</text:span><text:span text:style-name="T13">. </text:span><text:span text:style-name="T3">Ефекти зміни слайдів. </text:span><text:span text:style-name="T13">Практична робота 6</text:span><text:span text:style-name="T3">. Планування представлення презентації та виступ перед аудиторією.</text:span></text:p>
            <text:p text:style-name="P44"><text:span text:style-name="Font_20_Style42"><text:span text:style-name="T14">Узагальнення з теми.</text:span></text:span></text:p>
          </table:table-cell>
          <table:table-cell table:style-name="Таблиця4.E1" table:number-columns-spanned="2" office:value-type="string">
            <text:p text:style-name="P49"/>
          </table:table-cell>
          <table:covered-table-cell/>
        </table:table-row>
        <table:table-row table:style-name="Таблиця4.12">
          <table:table-cell table:style-name="Таблиця4.E1" table:number-columns-spanned="5" office:value-type="string">
            <text:p text:style-name="P50"><text:span text:style-name="Font_20_Style42"><text:span text:style-name="T6"/></text:span></text:p>
            <text:p text:style-name="P37"><text:span text:style-name="Font_20_Style42"><text:span text:style-name="T6"/></text:span></text:p>
            <text:p text:style-name="P37"><text:span text:style-name="Font_20_Style42"><text:span text:style-name="T6"/></text:span></text:p>
            <text:p text:style-name="P37"><text:span text:style-name="Font_20_Style42"><text:span text:style-name="T6">Тема </text:span></text:span><text:span text:style-name="Font_20_Style46"><text:span text:style-name="T11">3</text:span></text:span><text:span text:style-name="Font_20_Style42"><text:span text:style-name="T6"> </text:span></text:span><text:span text:style-name="T6"><text:s/></text:span><text:span text:style-name="Font_20_Style42"><text:span text:style-name="T6">Алгоритми та програми</text:span></text:span><text:span text:style-name="Font_20_Style46"><text:span text:style-name="T11"> (9 год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я4.13">
          <table:table-cell table:style-name="Таблиця4.A1" office:value-type="string">
            <text:p text:style-name="P37"><text:span text:style-name="Font_20_Style42"><text:span text:style-name="T16">9.</text:span></text:span></text:p>
          </table:table-cell>
          <table:table-cell table:style-name="Таблиця4.A1" office:value-type="string">
            <text:p text:style-name="P48"><text:span text:style-name="Font_20_Style42"><text:span text:style-name="T16">1.</text:span></text:span></text:p>
          </table:table-cell>
          <table:table-cell table:style-name="Таблиця4.A1" office:value-type="string">
            <text:p text:style-name="P77"><text:span text:style-name="T3">Інструктаж з БЖД</text:span><text:span text:style-name="T13">. </text:span><text:span text:style-name="T3">Поняття про об’єкт у програмуванні. </text:span><text:soft-page-break/><text:span text:style-name="T3">Властивості об’єкта. Створення програмних об’єктів.</text:span></text:p>
            <text:p text:style-name="P52">Практична робота 7.</text:p>
          </table:table-cell>
          <table:table-cell table:style-name="Таблиця4.E1" table:number-columns-spanned="2" office:value-type="string">
            <text:p text:style-name="P47"><text:span text:style-name="Font_20_Style42"><text:span text:style-name="T16"/></text:span></text:p>
          </table:table-cell>
          <table:covered-table-cell/>
        </table:table-row>
        <table:table-row table:style-name="Таблиця4.13">
          <table:table-cell table:style-name="Таблиця4.A1" office:value-type="string">
            <text:p text:style-name="P37"><text:span text:style-name="Font_20_Style42"><text:span text:style-name="T16">10.</text:span></text:span></text:p>
          </table:table-cell>
          <table:table-cell table:style-name="Таблиця4.A1" office:value-type="string">
            <text:p text:style-name="P48"><text:span text:style-name="Font_20_Style42"><text:span text:style-name="T16">2.</text:span></text:span></text:p>
          </table:table-cell>
          <table:table-cell table:style-name="Таблиця4.A1" office:value-type="string">
            <text:p text:style-name="P55"><text:span text:style-name="T3">Інструктаж з БЖД</text:span><text:span text:style-name="T13">. </text:span><text:span text:style-name="T3">Редагування програмних об’єктів. Поняття події. Види подій.</text:span></text:p>
          </table:table-cell>
          <table:table-cell table:style-name="Таблиця4.E1" table:number-columns-spanned="2" office:value-type="string">
            <text:p text:style-name="P47"><text:span text:style-name="Font_20_Style42"><text:span text:style-name="T16"/></text:span></text:p>
          </table:table-cell>
          <table:covered-table-cell/>
        </table:table-row>
        <table:table-row table:style-name="Таблиця4.10">
          <table:table-cell table:style-name="Таблиця4.A1" office:value-type="string">
            <text:p text:style-name="P63"><text:span text:style-name="Font_20_Style42"><text:span text:style-name="T16">11.</text:span></text:span></text:p>
          </table:table-cell>
          <table:table-cell table:style-name="Таблиця4.A1" office:value-type="string">
            <text:p text:style-name="P64"><text:span text:style-name="Font_20_Style42"><text:span text:style-name="T16">3.</text:span></text:span></text:p>
          </table:table-cell>
          <table:table-cell table:style-name="Таблиця4.A1" office:value-type="string">
            <text:p text:style-name="P78"><text:span text:style-name="T6"><text:s/></text:span><text:span text:style-name="T1"><text:s/></text:span><text:span text:style-name="T3">Інструктаж з БЖД</text:span><text:span text:style-name="T13">. </text:span><text:span text:style-name="T3">Програмне опрацювання події.</text:span></text:p>
            <text:p text:style-name="P55"><text:span text:style-name="T13">Практична робота 8.</text:span><text:span text:style-name="T3"> Змінювання значень властивостей об’єкта в програмі. </text:span></text:p>
          </table:table-cell>
          <table:table-cell table:style-name="Таблиця4.E1" table:number-columns-spanned="2" office:value-type="string">
            <text:p text:style-name="P47"><text:span text:style-name="Font_20_Style42"><text:span text:style-name="T16"/></text:span></text:p>
          </table:table-cell>
          <table:covered-table-cell/>
        </table:table-row>
        <table:table-row table:style-name="Таблиця4.16">
          <table:table-cell table:style-name="Таблиця4.A1" office:value-type="string">
            <text:p text:style-name="P63"><text:span text:style-name="Font_20_Style42"><text:span text:style-name="T16">12.</text:span></text:span></text:p>
          </table:table-cell>
          <table:table-cell table:style-name="Таблиця4.A1" office:value-type="string">
            <text:p text:style-name="P64"><text:span text:style-name="Font_20_Style42"><text:span text:style-name="T16">4.</text:span></text:span></text:p>
          </table:table-cell>
          <table:table-cell table:style-name="Таблиця4.C16" office:value-type="string">
            <text:p text:style-name="P79"><text:span text:style-name="T3">Інструктаж з БЖД</text:span><text:span text:style-name="T13">. </text:span><text:span text:style-name="T3">Програмування процесів з повторенням і розгалуженням. Вкладені алгоритмічні структури розгалуження.</text:span></text:p>
          </table:table-cell>
          <table:table-cell table:style-name="Таблиця4.E1" table:number-columns-spanned="2" office:value-type="string">
            <text:p text:style-name="P47"><text:span text:style-name="Font_20_Style42"><text:span text:style-name="T16"/></text:span></text:p>
          </table:table-cell>
          <table:covered-table-cell/>
        </table:table-row>
        <table:table-row table:style-name="Таблиця4.17">
          <table:table-cell table:style-name="Таблиця4.A1" office:value-type="string">
            <text:p text:style-name="P37"><text:span text:style-name="Font_20_Style42"><text:span text:style-name="T16">13.</text:span></text:span></text:p>
          </table:table-cell>
          <table:table-cell table:style-name="Таблиця4.A1" office:value-type="string">
            <text:p text:style-name="P48"><text:span text:style-name="Font_20_Style42"><text:span text:style-name="T16">5.</text:span></text:span></text:p>
          </table:table-cell>
          <table:table-cell table:style-name="Таблиця4.A1" office:value-type="string">
            <text:p text:style-name="P80"><text:span text:style-name="T3">Інструктаж з БЖД</text:span><text:span text:style-name="T13">. </text:span><text:span text:style-name="T3">Вкладені алгоритмічні структури повторення та розгалуження. </text:span><text:span text:style-name="T13">Практична робота 10.</text:span></text:p>
          </table:table-cell>
          <table:table-cell table:style-name="Таблиця4.E1" table:number-columns-spanned="2" office:value-type="string">
            <text:p text:style-name="P47"><text:span text:style-name="Font_20_Style42"><text:span text:style-name="T15"/></text:span></text:p>
          </table:table-cell>
          <table:covered-table-cell/>
        </table:table-row>
        <table:table-row table:style-name="Таблиця4.18">
          <table:table-cell table:style-name="Таблиця4.A1" office:value-type="string">
            <text:p text:style-name="P37"><text:span text:style-name="Font_20_Style42"><text:span text:style-name="T16">14.</text:span></text:span></text:p>
          </table:table-cell>
          <table:table-cell table:style-name="Таблиця4.A1" office:value-type="string">
            <text:p text:style-name="P48"><text:span text:style-name="Font_20_Style42"><text:span text:style-name="T16">6.</text:span></text:span></text:p>
          </table:table-cell>
          <table:table-cell table:style-name="Таблиця4.A1" office:value-type="string">
            <text:p text:style-name="P80"><text:span text:style-name="T3">Інструктаж з БЖД</text:span><text:span text:style-name="T13">. </text:span><text:span text:style-name="T3">Комбінування вкладених алгоритмічних структур для розв’язування задач. Розв’язання задачі методом поділу на підзадачі. </text:span><text:span text:style-name="T13">Практична робота 11.</text:span></text:p>
          </table:table-cell>
          <table:table-cell table:style-name="Таблиця4.E1" table:number-columns-spanned="2" office:value-type="string">
            <text:p text:style-name="P47"><text:span text:style-name="Font_20_Style42"><text:span text:style-name="T15"/></text:span></text:p>
          </table:table-cell>
          <table:covered-table-cell/>
        </table:table-row>
        <table:table-row table:style-name="Таблиця4.19">
          <table:table-cell table:style-name="Таблиця4.A1" office:value-type="string">
            <text:p text:style-name="P37"><text:span text:style-name="Font_20_Style42"><text:span text:style-name="T16">15.</text:span></text:span></text:p>
          </table:table-cell>
          <table:table-cell table:style-name="Таблиця4.A1" office:value-type="string">
            <text:p text:style-name="P48"><text:span text:style-name="Font_20_Style42"><text:span text:style-name="T16">7.</text:span></text:span></text:p>
          </table:table-cell>
          <table:table-cell table:style-name="Таблиця4.A1" office:value-type="string">
            <text:p text:style-name="P80"><text:span text:style-name="T3">Інструктаж з БЖД</text:span><text:span text:style-name="T13">. </text:span><text:span text:style-name="T3">Підготовка вхідних даних та тестування програм. Вибір теми проекту та формування груп.</text:span></text:p>
          </table:table-cell>
          <table:table-cell table:style-name="Таблиця4.E1" table:number-columns-spanned="2" office:value-type="string">
            <text:p text:style-name="P47"><text:span text:style-name="Font_20_Style42"><text:span text:style-name="T15"/></text:span></text:p>
          </table:table-cell>
          <table:covered-table-cell/>
        </table:table-row>
        <table:table-row table:style-name="Таблиця4.20">
          <table:table-cell table:style-name="Таблиця4.A1" office:value-type="string">
            <text:p text:style-name="P37"><text:span text:style-name="Font_20_Style42"><text:span text:style-name="T16">16.</text:span></text:span></text:p>
          </table:table-cell>
          <table:table-cell table:style-name="Таблиця4.A1" office:value-type="string">
            <text:p text:style-name="P48"><text:span text:style-name="Font_20_Style42"><text:span text:style-name="T16">8.</text:span></text:span></text:p>
          </table:table-cell>
          <table:table-cell table:style-name="Таблиця4.A1" office:value-type="string">
            <text:p text:style-name="P80"><text:span text:style-name="T3">Інструктаж з БЖД</text:span><text:span text:style-name="T13">. </text:span><text:span text:style-name="T3">Пошук інформаційних матеріалів</text:span><text:span text:style-name="T13">. </text:span><text:span text:style-name="T3">Аналіз та систематизація відомостей.</text:span></text:p>
          </table:table-cell>
          <table:table-cell table:style-name="Таблиця4.E1" table:number-columns-spanned="2" office:value-type="string">
            <text:p text:style-name="P47"><text:span text:style-name="Font_20_Style42"><text:span text:style-name="T15"/></text:span></text:p>
          </table:table-cell>
          <table:covered-table-cell/>
        </table:table-row>
        <table:table-row table:style-name="Таблиця4.20">
          <table:table-cell table:style-name="Таблиця4.A1" office:value-type="string">
            <text:p text:style-name="P37"><text:span text:style-name="Font_20_Style42"><text:span text:style-name="T16">17.</text:span></text:span></text:p>
          </table:table-cell>
          <table:table-cell table:style-name="Таблиця4.A1" office:value-type="string">
            <text:p text:style-name="P48"><text:span text:style-name="Font_20_Style42"><text:span text:style-name="T16">9.</text:span></text:span></text:p>
          </table:table-cell>
          <table:table-cell table:style-name="Таблиця4.A1" office:value-type="string">
            <text:p text:style-name="P80"><text:span text:style-name="T3">Інструктаж з БЖД</text:span><text:span text:style-name="T13">. </text:span><text:span text:style-name="T3">Створення інформаційного продукту проекту. Презентація та оцінювання проектів.</text:span></text:p>
            <text:p text:style-name="P80"><text:span text:style-name="Font_20_Style42"><text:span text:style-name="T14">Узагальнення з теми.</text:span></text:span></text:p>
          </table:table-cell>
          <table:table-cell table:style-name="Таблиця4.E1" table:number-columns-spanned="2" office:value-type="string">
            <text:p text:style-name="P47"><text:span text:style-name="Font_20_Style42"><text:span text:style-name="T15"/></text:span></text:p>
          </table:table-cell>
          <table:covered-table-cell/>
        </table:table-row>
      </table:table>
      <text:p text:style-name="P28"><text:span text:style-name="Font_20_Style42"><text:span text:style-name="T11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І. Пояснювальна записка</text:p>
      <text:p text:style-name="Standard"><text:soft-page-break/><text:span text:style-name="T3">На індивідуальному навчанні перебуває Карапетров Олександр, учень 6-В класу.</text:span></text:p>
      <text:p text:style-name="Standard"><text:span text:style-name="T3">При складанні програми індивідуальних занять з Карапетровим Олександром використана програма Інформатика для 6 класів загальноосвітніх навчальних закладів. Джерело: </text:span><text:span text:style-name="T1"><text:s/></text:span><text:span text:style-name="T19">mon</text:span><text:span text:style-name="T1">.</text:span><text:span text:style-name="T19">gov</text:span><text:span text:style-name="T1">.</text:span><text:span text:style-name="T19">ua</text:span><text:span text:style-name="T1"><text:line-break/></text:span><text:span text:style-name="T3">Заняття проводяться протягом <text:s/>І семестру 2 години на місяць (8 разів) та протягом ІІ семестру 2 години на місяць (9 разів). Режим занять: 1, 3 п’ятниця 11.30-12.15.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6 класу за темами, передбаченими програмою, Олександр повинен:</text:span></text:p>
      <text:list xml:id="list661956339" text:style-name="WW8Num1">
        <text:list-item>
          <text:p text:style-name="P70"><text:span text:style-name="T41">розуміє поняття вкладених алгоритмічних структур;</text:span></text:p>
        </text:list-item>
        <text:list-item>
          <text:p text:style-name="P70"><text:span text:style-name="T41">знає і розуміє поняття об’єкта в програмуванні</text:span></text:p>
        </text:list-item>
        <text:list-item>
          <text:p text:style-name="P70"><text:span text:style-name="T3">знати головні основи роботи з комп’ютером;</text:span></text:p>
        </text:list-item>
        <text:list-item>
          <text:p text:style-name="P70"><text:span text:style-name="T3">вміти працювати з графічним редактором;</text:span></text:p>
        </text:list-item>
        <text:list-item>
          <text:p text:style-name="P70"><text:span text:style-name="T3">вміти працювати з редактором презентацій</text:span><text:span text:style-name="Font_20_Style42"><text:span text:style-name="T6">.</text:span></text:span><text:span text:style-name="T3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1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ІІ. Зведена підсумкова таблиця</text:p>
      <text:p text:style-name="P7"><text:soft-page-break/></text:p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5"><text:span text:style-name="Font_20_Style42"><text:span text:style-name="T23">Комп’ютерна графіка</text:span></text:span></text:p>
          </table:table-cell>
          <table:table-cell table:style-name="Таблиця5.B3" office:value-type="string">
            <text:p text:style-name="P27"/>
          </table:table-cell>
          <table:table-cell table:style-name="Таблиця5.B3" office:value-type="string">
            <text:p text:style-name="P20"/>
          </table:table-cell>
          <table:table-cell table:style-name="Таблиця5.E3" office:value-type="string">
            <text:p text:style-name="P20"/>
          </table:table-cell>
          <table:table-cell table:style-name="Таблиця5.B3" office:value-type="string">
            <text:p text:style-name="P20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5"><text:span text:style-name="Font_20_Style42"><text:span text:style-name="T23">Комп’ютерні презентації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5"><text:span text:style-name="Font_20_Style42"><text:span text:style-name="T23">Алгоритми та програми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4:58:24.900424057</dc:date>
    <meta:print-date>2017-09-19T01:53:00</meta:print-date>
    <meta:editing-cycles>6</meta:editing-cycles>
    <meta:editing-duration>PT38M35S</meta:editing-duration>
    <meta:document-statistic meta:table-count="5" meta:image-count="0" meta:object-count="0" meta:page-count="10" meta:paragraph-count="221" meta:word-count="1150" meta:character-count="9399" meta:non-whitespace-character-count="7857"/>
    <meta:generator>LibreOffice/6.1.2.1$Linux_X86_64 LibreOffice_project/10$Build-1</meta:generator>
  </office:meta>
</office:document-meta>
</file>